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office:value-type="string" calcext:value-type="string">
            <text:p>lrt</text:p>
          </table:table-cell>
          <table:table-cell table:number-columns-repeated="1019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office:value-type="string" calcext:value-type="string">
            <text:p>lrt</text:p>
          </table:table-cell>
          <table:table-cell table:number-columns-repeated="1019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00／00／00</text:date>, <text:time style:data-style-name="N2" text:time-value="18:13:24.31683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07T18:13:33.261617569</dc:date>
    <meta:editing-cycles>9</meta:editing-cycles>
    <meta:editing-duration>PT8M4S</meta:editing-duration>
    <meta:document-statistic meta:table-count="1" meta:cell-count="56" meta:object-count="0"/>
  </office:meta>
</office:document-meta>
</file>